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Implement linear search and analyze its complexity</text:span></text:p>
      <text:p text:style-name="P1"><text:span text:style-name="T1"/></text:p>
      <text:p text:style-name="P1"><text:span text:style-name="T1"/></text:p>
      <text:p text:style-name="P1"><text:span text:style-name="T1">Linear search is a simple search algorithm that sequentially checks each element in a list or array until the target element is found or the end of the list is reached. Here's a basic implementation of linear search in Python:</text:span></text:p>
      <text:p text:style-name="P1"><text:span text:style-name="T1"/></text:p>
      <text:p text:style-name="P1"><text:span text:style-name="T1">python</text:span></text:p>
      <text:p text:style-name="P1"><text:span text:style-name="T1">Copy code</text:span></text:p>
      <text:p text:style-name="P1"><text:span text:style-name="T1">def linear_search(arr, target):</text:span></text:p>
      <text:p text:style-name="P1"><text:span text:style-name="T1"><text:s text:c="4"/>for i in range(len(arr)):</text:span></text:p>
      <text:p text:style-name="P1"><text:span text:style-name="T1"><text:s text:c="8"/>if arr[i] == target:</text:span></text:p>
      <text:p text:style-name="P1"><text:span text:style-name="T1"><text:s text:c="12"/>return i<text:s text:c="2"/># Return the index if the target is found</text:span></text:p>
      <text:p text:style-name="P1"><text:span text:style-name="T1"><text:s text:c="4"/>return -1<text:s text:c="2"/># Return -1 if the target is not found</text:span></text:p>
      <text:p text:style-name="P1"><text:span text:style-name="T1"/></text:p>
      <text:p text:style-name="P1"><text:span text:style-name="T1"># Example usage:</text:span></text:p>
      <text:p text:style-name="P1"><text:span text:style-name="T1">arr = [4, 2, 6, 8, 3, 9, 1]</text:span></text:p>
      <text:p text:style-name="P1"><text:span text:style-name="T1">target = 6</text:span></text:p>
      <text:p text:style-name="P1"><text:span text:style-name="T1">index = linear_search(arr, target)</text:span></text:p>
      <text:p text:style-name="P1"><text:span text:style-name="T1">if index != -1:</text:span></text:p>
      <text:p text:style-name="P1"><text:span text:style-name="T1"><text:s text:c="4"/>print(f"Target {target} found at index {index}.")</text:span></text:p>
      <text:p text:style-name="P1"><text:span text:style-name="T1">else:</text:span></text:p>
      <text:p text:style-name="P1"><text:span text:style-name="T1"><text:s text:c="4"/>print(f"Target {target} not found in the list.")</text:span></text:p>
      <text:p text:style-name="P1"><text:span text:style-name="T1">Now, let's analyze the time complexity of linear search:</text:span></text:p>
      <text:p text:style-name="P1"><text:span text:style-name="T1"/></text:p>
      <text:p text:style-name="P1"><text:span text:style-name="T1">Best Case: The best-case scenario for linear search occurs when the target element is found at the very beginning of the list. In this case, the algorithm would only require one comparison. So, the best-case time complexity is O(1).</text:span></text:p>
      <text:p text:style-name="P1"><text:span text:style-name="T1"/></text:p>
      <text:p text:style-name="P1"><text:span text:style-name="T1">Average Case: On average, linear search will need to check about half of the elements in the list before finding the target (if it exists). So, the average-case time complexity is O(n/2), which is still considered O(n), where n is the number of elements in the list.</text:span></text:p>
      <text:p text:style-name="P1"><text:span text:style-name="T1"/></text:p>
      <text:p text:style-name="P1"><text:span text:style-name="T1">Worst Case: The worst-case scenario happens when the target element is either not present in the list or is present at the very end of the list. In this case, linear search would need to compare the target with every element in the list, resulting in n comparisons. Thus, the worst-case time complexity is O(n), where n is the number of elements in the list.</text:span></text:p>
      <text:p text:style-name="P1"><text:span text:style-name="T1"/></text:p>
      <text:p text:style-name="P1"><text:span text:style-name="T1">In summary, the time complexity of linear search is O(n), where n is the number of elements in the list. This means that as the size of the list increases, the time taken by the algorithm also increases linearly.</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